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dc="http://purl.org/dc/elements/1.1/" xmlns:style="urn:oasis:names:tc:opendocument:xmlns:style:1.0" xmlns:chart="urn:oasis:names:tc:opendocument:xmlns:chart:1.0" xmlns:of="urn:oasis:names:tc:opendocument:xmlns:of:1.2" xmlns:grddl="http://www.w3.org/2003/g/data-view#" xmlns:table="urn:oasis:names:tc:opendocument:xmlns:table:1.0" xmlns:form="urn:oasis:names:tc:opendocument:xmlns:form:1.0" xmlns:xsd="http://www.w3.org/2001/XMLSchema" xmlns:fo="urn:oasis:names:tc:opendocument:xmlns:xsl-fo-compatible:1.0" xmlns:office="urn:oasis:names:tc:opendocument:xmlns:office:1.0" xmlns:textooo="http://openoffice.org/2013/office" xmlns:tableooo="http://openoffice.org/2009/table" xmlns:xlink="http://www.w3.org/1999/xlink" xmlns:dom="http://www.w3.org/2001/xml-events" xmlns:rpt="http://openoffice.org/2005/report" xmlns:meta="urn:oasis:names:tc:opendocument:xmlns:meta:1.0" xmlns:xsi="http://www.w3.org/2001/XMLSchema-instance" xmlns:text="urn:oasis:names:tc:opendocument:xmlns:text:1.0" xmlns:field="urn:openoffice:names:experimental:ooo-ms-interop:xmlns:field:1.0" xmlns:script="urn:oasis:names:tc:opendocument:xmlns:script:1.0" xmlns:ooo="http://openoffice.org/2004/office" xmlns:draw="urn:oasis:names:tc:opendocument:xmlns:drawing:1.0" xmlns:xforms="http://www.w3.org/2002/xforms" xmlns:dr3d="urn:oasis:names:tc:opendocument:xmlns:dr3d:1.0" xmlns:math="http://www.w3.org/1998/Math/MathML" xmlns:oooc="http://openoffice.org/2004/calc" xmlns:ooow="http://openoffice.org/2004/writer" xmlns:number="urn:oasis:names:tc:opendocument:xmlns:datastyle:1.0" xmlns:xhtml="http://www.w3.org/1999/xhtml" xmlns:svg="urn:oasis:names:tc:opendocument:xmlns:svg-compatible:1.0" office:version="1.2">
  <office:scripts/>
  <office:font-face-decls>
    <style:font-face style:name="PodStarSymbol" svg:font-family="StarSymbol"/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-asian="SimSun" style:text-line-through-style="none" fo:font-weight="normal" style:country-asian="CN" style:text-overline-color="font-color" fo:letter-spacing="normal" style:font-relief="none" fo:text-shadow="none" style:text-underline-mode="continuous" style:text-position="0% 100%" style:font-style-asian="normal" style:text-line-through-mode="continuous" style:font-weight-asian="normal" style:use-window-font-color="true" style:text-underline-style="none" style:language-complex="hi" style:font-name-complex="Mangal" style:font-style-complex="normal" style:letter-kerning="true" fo:font-style="normal" style:text-scale="100%" style:font-size-complex="12pt" style:font-name="Segoe UI" style:text-overline-mode="continuous" style:text-emphasize="none" style:text-outline="false" style:font-weight-complex="normal" style:font-size-asian="12pt" style:language-asian="zh" fo:language="en" style:country-complex="IN" style:text-overline-style="none" fo:country="US" fo:font-size="10pt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/>
      <text:p text:style-name="Standard"/>
      <text:p text:style-name="Standard">A pure open source work<office:annotation-end office:name="__Annotation__3_2073471941"/> does not expect any return.(<office:annotation><dc:creator>POD</dc:creator><dc:date>2018-02-12T15:27:45</dc:date><text:p>Error while evaluating expression "I". 'int' object is not iterable</text:p><text:p>    if escape: result.dumpContent(res)</text:p><text:p>  File "/media/dell1tb/work/appypod/appy/pod/buffers.py", line 196, in dumpContent</text:p><text:p>    nsText=self.env.namespaces[self.env.NS_TEXT])</text:p><text:p>  File "/media/dell1tb/work/appypod/appy/xml/__init__.py", line 65, in escapeXml</text:p><text:p>    for c in s:</text:p><text:p>TypeError: 'int' object is not iterable</text:p></office:annotation>)</text:p>
      <text:p text:style-name="Standard">A pure open source work<office:annotation-end office:name="__Annotation__3_2073471941"/> does not expect any return.(<office:annotation><dc:creator>POD</dc:creator><dc:date>2018-02-12T15:27:45</dc:date><text:p>Error while evaluating expression "I". 'int' object is not iterable</text:p><text:p>    if escape: result.dumpContent(res)</text:p><text:p>  File "/media/dell1tb/work/appypod/appy/pod/buffers.py", line 196, in dumpContent</text:p><text:p>    nsText=self.env.namespaces[self.env.NS_TEXT])</text:p><text:p>  File "/media/dell1tb/work/appypod/appy/xml/__init__.py", line 65, in escapeXml</text:p><text:p>    for c in s:</text:p><text:p>TypeError: 'int' object is not iterable</text:p></office:annotation>)</text:p>
      <text:p text:style-name="Standard">A pure open source work<office:annotation-end office:name="__Annotation__3_2073471941"/> does not expect any return.(<office:annotation><dc:creator>POD</dc:creator><dc:date>2018-02-12T15:27:45</dc:date><text:p>Error while evaluating expression "I". 'int' object is not iterable</text:p><text:p>    if escape: result.dumpContent(res)</text:p><text:p>  File "/media/dell1tb/work/appypod/appy/pod/buffers.py", line 196, in dumpContent</text:p><text:p>    nsText=self.env.namespaces[self.env.NS_TEXT])</text:p><text:p>  File "/media/dell1tb/work/appypod/appy/xml/__init__.py", line 65, in escapeXml</text:p><text:p>    for c in s:</text:p><text:p>TypeError: 'int' object is not iterable</text:p></office:annotation>)</text:p>
      <text:p text:style-name="Standard"/>
      <text:p text:style-name="Standard"/>
    </office:text>
  </office:body>
</office:document-content>
</file>

<file path=styles.xml><?xml version="1.0" encoding="utf-8"?>
<office:document-styles xmlns:dc="http://purl.org/dc/elements/1.1/" xmlns:style="urn:oasis:names:tc:opendocument:xmlns:style:1.0" xmlns:chart="urn:oasis:names:tc:opendocument:xmlns:chart:1.0" xmlns:of="urn:oasis:names:tc:opendocument:xmlns:of:1.2" xmlns:grddl="http://www.w3.org/2003/g/data-view#" xmlns:table="urn:oasis:names:tc:opendocument:xmlns:table:1.0" xmlns:form="urn:oasis:names:tc:opendocument:xmlns:form:1.0" xmlns:fo="urn:oasis:names:tc:opendocument:xmlns:xsl-fo-compatible:1.0" xmlns:office="urn:oasis:names:tc:opendocument:xmlns:office:1.0" xmlns:textooo="http://openoffice.org/2013/office" xmlns:tableooo="http://openoffice.org/2009/table" xmlns:xlink="http://www.w3.org/1999/xlink" xmlns:dom="http://www.w3.org/2001/xml-events" xmlns:rpt="http://openoffice.org/2005/report" xmlns:meta="urn:oasis:names:tc:opendocument:xmlns:meta:1.0" xmlns:text="urn:oasis:names:tc:opendocument:xmlns:text:1.0" xmlns:script="urn:oasis:names:tc:opendocument:xmlns:script:1.0" xmlns:ooo="http://openoffice.org/2004/office" xmlns:draw="urn:oasis:names:tc:opendocument:xmlns:drawing:1.0" xmlns:dr3d="urn:oasis:names:tc:opendocument:xmlns:dr3d:1.0" xmlns:math="http://www.w3.org/1998/Math/MathML" xmlns:oooc="http://openoffice.org/2004/calc" xmlns:ooow="http://openoffice.org/2004/writer" xmlns:number="urn:oasis:names:tc:opendocument:xmlns:datastyle:1.0" xmlns:xhtml="http://www.w3.org/1999/xhtml" xmlns:svg="urn:oasis:names:tc:opendocument:xmlns:svg-compatible:1.0" office:version="1.2">
  <office:font-face-decls>
    <style:font-face style:name="PodStarSymbol" svg:font-family="StarSymbol"/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1114in" style:flow-with-text="false" draw:shadow-offset-y="0.1181in" draw:start-line-spacing-vertical="0.1114in" draw:start-line-spacing-horizontal="0.1114in" draw:end-line-spacing-vertical="0.1114in" draw:shadow-offset-x="0.1181in" fo:wrap-option="no-wrap"/>
      <style:paragraph-properties style:font-independent-line-spacing="false" style:writing-mode="lr-tb" style:text-autospace="ideograph-alpha" style:line-break="strict">
        <style:tab-stops/>
      </style:paragraph-properties>
      <style:text-properties style:language-complex="hi" style:font-size-complex="12pt" fo:font-size="12pt" style:font-size-asian="12pt" style:letter-kerning="true" style:country-asian="CN" style:language-asian="zh" fo:language="en" style:country-complex="IN" style:use-window-font-color="true" fo:country="US"/>
    </style:default-style>
    <style:default-style style:family="paragraph">
      <style:paragraph-properties style:tab-stop-distance="0.4925in" fo:hyphenation-ladder-count="no-limit" style:writing-mode="page" style:text-autospace="ideograph-alpha" style:line-break="strict" style:punctuation-wrap="hanging"/>
      <style:text-properties style:language-complex="hi" style:font-name-asian="SimSun" fo:hyphenation-remain-char-count="2" style:letter-kerning="true" style:country-asian="CN" style:font-size-complex="12pt" fo:hyphenate="false" fo:hyphenation-push-char-count="2" style:font-name="Times New Roman" style:font-name-complex="Mangal" fo:font-size="12pt" style:font-size-asian="12pt" style:language-asian="zh" fo:language="en" style:country-complex="IN" style:use-window-font-color="true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name="Standard" style:family="paragraph"/>
    <style:style style:class="text" style:parent-style-name="Standard" style:name="Heading" style:family="paragraph" style:next-style-name="Text_20_body">
      <style:paragraph-properties fo:keep-with-next="always" fo:margin-top="0.1665in" fo:margin-bottom="0.0835in"/>
      <style:text-properties style:font-name="Arial" style:font-name-complex="Mangal" fo:font-size="14pt" style:font-size-asian="14pt" style:font-size-complex="14pt" style:font-name-asian="Microsoft YaHei"/>
    </style:style>
    <style:style style:class="text" style:parent-style-name="Standard" style:name="Text_20_body" style:family="paragraph" style:display-name="Text body">
      <style:paragraph-properties fo:margin-top="0in" fo:margin-bottom="0.0835in"/>
    </style:style>
    <style:style style:class="list" style:parent-style-name="Text_20_body" style:name="List" style:family="paragraph">
      <style:text-properties style:font-name-complex="Mangal1"/>
    </style:style>
    <style:style style:class="extra" style:parent-style-name="Standard" style:name="Caption" style:family="paragraph">
      <style:paragraph-properties text:number-lines="false" fo:margin-top="0.0835in" fo:margin-bottom="0.0835in" text:line-number="0"/>
      <style:text-properties style:font-name-complex="Mangal1" fo:font-size="12pt" style:font-size-asian="12pt" fo:font-style="italic" style:font-style-asian="italic" style:font-size-complex="12pt" style:font-style-complex="italic"/>
    </style:style>
    <style:style style:class="index" style:parent-style-name="Standard" style:name="Index" style:family="paragraph">
      <style:paragraph-properties text:number-lines="false" text:line-number="0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increment="5" text:number-lines="false" text:number-position="left" text:offset="0.1965in" style:num-format="1"/>
  </office:styles>
  <office:automatic-styles>
    <style:page-layout style:name="Mpm1">
      <style:page-layout-properties style:num-format="1" fo:margin-right="0.7874in" fo:page-height="11in" fo:page-width="8.5in" fo:margin-bottom="0.7874in" style:print-orientation="portrait" fo:margin-left="0.7874in" style:footnote-max-height="0in" fo:margin-top="0.7874in" style:writing-mode="lr-tb">
        <style:footnote-sep style:color="#000000" style:width="0.0071in" style:rel-width="25%" style:distance-before-sep="0.0398in" style:adjustment="left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it Abraham</meta:initial-creator>
    <meta:creation-date>2018-02-07T12:17:58.57</meta:creation-date>
    <dc:date>2018-02-07T17:39:53.75</dc:date>
    <dc:creator>Ajit Abraham</dc:creator>
    <meta:editing-duration>PT25M2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" meta:word-count="10" meta:character-count="54"/>
  </office:meta>
</office:document-meta>
</file>